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
      <text:p text:style-name="Standard">-Yo, je cherche une certaine... Jeliz' ?</text:p>
      <text:p text:style-name="P1">La silhouette se retourna pour faire face à l'illusionniste. Féminine. Chétive. Probablement de peu sa cadette. Sa cadette ? Surprenant. L'intéressée le gratifia d'un éphémère regard mutin avant de l'enjoindre d'un geste à se rapprocher d'elle. La jambe gauche d'Erland s'avança spontanément comme pour faire un pas en avant, sans vraiment que son cerveau ne le réalise. Son regard ambré était plongé avec trop d'insistance dans celui de Jelizabeth sans qu'il ne puisse l'en détacher. Finalement, cette dernière affirma être celle qu'il cherchait, lui demandant pourquoi il était à sa recherche.</text:p>
      <text:p text:style-name="Standard"/>
      <text:p text:style-name="Standard">-Je euh...</text:p>
      <text:p text:style-name="Standard"/>
      <text:p text:style-name="Text_20_body">La phrase resta en suspens. Mais pas comme si Erland marquait une pause ou cherchait ses mots. Non, elle s'arrêta là. Ses lèvres s'étaient ouvertes machinalement, mais clairement le garçon n'avait pas du tout réfléchi à ce qu'il allait répondre. Et clairement, son esprit était ailleurs. Ses iris dorés étaient rivés sur la jeune femme, la disséquant du regard avec un air intrigué qu'on ne lui connaissait pas. En réalité, l'ancien noble était en proie à un sentiment étrange. A la rencontre de la receleuse, il avait été pris d'une sensation contradictoire. Comme si rien n'allait correctement chez elle. A commencer par son âge. La blondinette était bien jeune pour exercer tel métier. Les trafiquants avec lesquels il traitait dans le temps étaient pratiquement tous des vieux loubards qui avaient vécu suffisamment de printemps pour se faire un réseau, pour se mettre assez de gardes dans la poche. Erland doutait sérieusement que ce soit son cas -surtout si ses indics lui avaient dit qu'elle venait d'arriver en ville.</text:p>
      <text:p text:style-name="Text_20_body"/>
      <text:p text:style-name="Text_20_body">Et son physique. Si frêle. Comme si on pouvait la briser en lui soufflant dessus. A se demander comment elle faisait pour marcher sans se rompre les tibias. Et pourtant si gracieuse, si élégante. Il y avait quelque chose de fascinant dans l'apparence de la demoiselle. Là encore, pas vraiment le physique de l'emploi. Il était rare que l'homme à tout faire perde pied face à quelqu'un, qu'il se départisse de sa fameuse moue neutre et condescendante à la fois. Mais la rencontre qu'il venait de faire était à des années lumière de celle à laquelle il s'attendait et il avait été pris de court. La jeunesse de Jelizabeth et sa fragilité apparente le poussait à la prudence. Dans ces métiers, on ne s'en sort pas sans rien. Le sixième sens des rues d'Erland se mit immédiatement en alerte. Elle était probablement dangereuse, d'une manière ou d'une autre. Cette réalisation lui valut un frisson d'excitation au travers de l'échine.</text:p>
      <text:p text:style-name="Text_20_body"/>
      <text:p text:style-name="Text_20_body">Que ce soit l'adrénaline de la situation, l'exaltation qu'il ressentait à l'idée de tremper à nouveau dans des affaires pas très nettes ou peut-être simplement le physique de la jeune femme, le prestidigitateur était déjà sous le charme. Et il n'était là que depuis une dizaine de secondes. Finalement, Erland parvint à s'extirper de sa fascination pour celle-ci et à reprendre non sans mal une contenance normale, un vague sourire naissant au coin de ses lèvres tandis qu'il retrouvait une posture un peu plus assurée -et moins pathétique.</text:p>
      <text:p text:style-name="Text_20_body"/>
      <text:p text:style-name="Text_20_body">-Sacrée coïncidence en effet. C'est pas comme si on m'avait dit que je la trouverais ici eheh. On m'a aussi dit que je pourrais sans doute... Faire affaire avec elle. Mais avant tout, comment tu peux me prouver que tu es elle ? Ou qu'elle est toi, peu importe.</text:p>
      <text:p text:style-name="Text_20_body"/>
      <text:p text:style-name="Text_20_body">Troublé, certes, mais pas non plus -trop- crétin, le garçon. Son expérience en matière de plan foireux lui avait appris à se méfier. Des apparences, mais aussi des mots. Dans la rue, les gens pensent rarement ce qu'ils disent. Et ils disent encore moins souvent ce qu'ils pensent. Erland porta machinalement la main sur la poche de sa cape contenant les objets dont il voulait se débarrasser, ce qui lui rappela qu'il voulait quand même avant tout s'en séparer. Alors s'il y avait une chance pour <text:soft-page-break/>que les deux jeunes gens traitent ensemble en bons termes, peut-être fallait-il mieux arrondir les angles et montrer soi-même patte blanche ? </text:p>
      <text:p text:style-name="Text_20_body"/>
      <text:p text:style-name="Text_20_body">-Je m'appelle Erland. Salut !</text:p>
      <text:p text:style-name="Text_20_body"/>
      <text:p text:style-name="Text_20_body">On a fait mieux, comme phrase d'accroche. Mais cela ferait au moins office de preuve de bonne foi.</text:p>
      <text:p text:style-name="P2">Si elle avait semblé de prime abord plutôt sûre d'elle, l'attitude de l'inconnue se para d'une hésitation confondue en réaction à l'approche peu académique d'Erland. Celui-ci attendait maintenant une réponse à ladite maladroite approche, se balançant sur ses pieds comme un enfant impatient. Il [i]avait[/i] des yeux de merlan frit. Quiconque connaissait un tant soit peu le magicien aurait été extrêmement surpris de le voir dans cet état. Méconnaissable. Il avait commencé à retrouver un semblant d'aplomb, mais quelque chose ne tournait définitivement pas rond chez le garçon. Pourtant Lucy seule savait à quel point avoir le dessus -ou en tout cas le feindre de manière suffisamment convaincante- était important dans ce genre d'échange. </text:p>
      <text:p text:style-name="Text_20_body"/>
      <text:p text:style-name="Text_20_body">Son interlocutrice le charria gentiment avant de le féliciter pour sa prudence, ce à quoi l'homme à tout faire répondit en arquant un sourcil d'un air de dire « évidemment. ». Puis elle s'affaira à lui prouver son identité, à la -bonne- surprise d'Erland qui était loin d'être sûr que Jelizabeth -si c'était bien elle- le prendrait au sérieux. Cette dernière tira un pendentif de son corsage et le laissa osciller sous les yeux du prestidigitateur, qui examina attentivement les initiales tout en écoutant les explications qu'elle lui donnait, comme hypnotisé. Un bluff ? Plus ou moins... Le type qui l'avait rencardé avait bel et bien mentionné un bijou du genre, mais c'était sans compter sur la capacité de concentration d’une huître atrophiée du garçon. Maintenant que la jeune fille lui en parlait un vague souvenir refaisait surface dans son cerveau, mais il avait jusqu'alors oublié ce détail. </text:p>
      <text:p text:style-name="Text_20_body"/>
      <text:p text:style-name="Text_20_body">En attendant, il semblait bel et bien avoir affaire à la receleuse. Enfin... Techniquement, la théorie de l'assassinat n'était pas si improbable. Et rien n'empêcherait une usurpatrice de mordre comme une débile dans le médaillon pour y laisser des marques de dents afin d'y ajouter une pointe d'authenticité. Mais Erland décida que la paranoïa devait cesser et que ç’aurait tout de même été un plan tordu pour ses deux babioles. Un partout donc, côté bonne foi.</text:p>
      <text:p text:style-name="Text_20_body"/>
      <text:p text:style-name="Text_20_body">-Si j'étais vraiment méfiant, je te demanderais de mordre dedans pour vérifier les marques, eheh...</text:p>
      <text:p text:style-name="Text_20_body"/>
      <text:p text:style-name="Text_20_body">Décidément, entre les questions faussement philosophiques et les plaisanteries douteuses, on aurait pu penser être en train d'assister à la pire tentative de drague de l'histoire. L'ancien noble se figea soudainement, comme pétrifié, alors que Jeliz' tentait de lui soutirer sa source. Info qu'il - soit-dit en passant-, n'aurait jamais divulguée, code d'honneur de trafiquant oblige.</text:p>
      <text:p text:style-name="Text_20_body"/>
      <text:p text:style-name="Text_20_body">-Atta, atta... Répète ?! Astrid ?! Astrid, comme dans Astrid Dalgaard ?</text:p>
      <text:p text:style-name="Text_20_body"/>
      <text:p text:style-name="Text_20_body">Ses deux yeux s'étaient encore un peu plus écarquillés -si telle chose était seulement possible- et sa bouche se figea grande ouverte dans un majestueux « O ». Effaré. Pendant quelques secondes, rien ne se passa plus, Erland clignant simplement des yeux à un rythme un peu trop soutenu sans rien dire. Puis ses joues se gonflèrent avant de se vider dans un long soupir exaspéré. Tout s'expliquait. Voilà pourquoi il avait été comme envoûté par la jeune femme. Tout ceci n'était qu'une blague stupide de sa très spirituelle collègue. Elle avait embauché une jolie fille pour le piéger. Comme ces « tableaux cachés », où les gens se moquent de vous après coup. Il n'était pas invraisemblable que le magicien soit sous l'emprise d'un pouvoir quelconque. Comment avait-il pu se faire avoir de la sorte ?</text:p>
      <text:p text:style-name="Text_20_body"/>
      <text:p text:style-name="Text_20_body">Wait. Non. Impossible. Erland était allé voir directement son indic après son larcin, et celui-ci lui avait clairement parlé de Jelizabeth. Il n'y avait aucun moyen qu'Astrid soit au courant, ni que ce <text:soft-page-break/>soit un coup monté. Alors... Alors rien, juste une autre énorme coïncidence de merde dans sa vie. La receleuse, qui [i]venait[/i] d'arriver à la capitale, connaissait déjà Astrid, la [i]seule[/i] personne qu'il ne voulait pas savoir au courant de ses magouilles. Évidemment. Toujours dans les coups fumeux celle-là. A se demander comment elle faisait. Erland fut soudain envahi d'un étrange sentiment de frustration, une espèce de colère froide totalement injustifiée à l'égard de sa malchance. Il porta une nouvelle fois machinalement la main à la poche contenant son maigre butin. Si elle connaissait Astrid, cela signifiait que la receleuse n'était pas fiable. Le risque qu'elle lui balance -volontairement ou non- qu'elle revendait pour lui était trop gros.</text:p>
      <text:p text:style-name="Text_20_body"/>
      <text:p text:style-name="Text_20_body">-Ouaiiiis, non. Du coup désolé mais ça va pas être possible qu'on fasse affaire toi et moi. M'en veux pas. Tiens, par contre je te laisse ma carte si jamais tu veux qu'on aille boire une bière après le taf. En attendant, ciao !</text:p>
      <text:p text:style-name="Text_20_body"/>
      <text:p text:style-name="Text_20_body">Ce disant, le garçon tira de sa cape un vieux bout de carton rectangulaire grossièrement colorié, sur lequel on pouvait lire dans une écriture manuscrite stylisée (l'éducation noble, ça a du bon) : « Mag'Oz, magicien sans illusions. Se produit tous les soirs à des endroits divers et variés de la ville, surtout la Grand Place mais pas que. 11, rue du Lac. ». Il tendit la carte à Jeliz', avant de faire demi-tour et de commencer à s'éloigner en agitant vaguement une main par dessus son épaule à destination de cette dernière. Était-il nécessaire de mentionner qu'elle avait de toute façon déjà toutes les informations nécessaires pour faire pression sur lui ? Probablement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1-30T14:08:23.14</dc:date>
    <meta:editing-duration>PT14H18M38S</meta:editing-duration>
    <meta:editing-cycles>685</meta:editing-cycles>
    <meta:generator>OpenOffice/4.1.7$Win32 OpenOffice.org_project/417m1$Build-9800</meta:generator>
    <meta:document-statistic meta:table-count="0" meta:image-count="0" meta:object-count="0" meta:page-count="5" meta:paragraph-count="25" meta:word-count="2313" meta:character-count="13949"/>
  </office:meta>
</office:document-meta>
</file>